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102093" officeooo:paragraph-rsid="00102093"/>
    </style:style>
    <style:style style:name="P2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uster 1</text:p>
      <text:p text:style-name="Preformatted_20_Text">hu.31</text:p>
      <text:p text:style-name="Preformatted_20_Text">hu.32</text:p>
      <text:p text:style-name="Preformatted_20_Text">hu.14</text:p>
      <text:p text:style-name="P1">Cluster 2</text:p>
      <text:p text:style-name="Preformatted_20_Text">hu.44</text:p>
      <text:p text:style-name="Preformatted_20_Text">hu.46</text:p>
      <text:p text:style-name="Preformatted_20_Text">hu.43</text:p>
      <text:p text:style-name="Preformatted_20_Text">hu.48</text:p>
      <text:p text:style-name="P1">Cluster 3</text:p>
      <text:p text:style-name="Preformatted_20_Text">pi.3</text:p>
      <text:p text:style-name="Preformatted_20_Text">pi.1</text:p>
      <text:p text:style-name="Preformatted_20_Text">pi.2</text:p>
      <text:p text:style-name="P1">Cluster 4</text:p>
      <text:p text:style-name="Preformatted_20_Text">rh.43</text:p>
      <text:p text:style-name="P1">Cluster 5</text:p>
      <text:p text:style-name="Preformatted_20_Text">rh.58</text:p>
      <text:p text:style-name="Preformatted_20_Text">rh.57</text:p>
      <text:p text:style-name="Preformatted_20_Text">hu.39</text:p>
      <text:p text:style-name="Preformatted_20_Text">rh.49</text:p>
      <text:p text:style-name="Preformatted_20_Text">rh.51</text:p>
      <text:p text:style-name="Preformatted_20_Text">rh.61</text:p>
      <text:p text:style-name="Preformatted_20_Text">rh.52</text:p>
      <text:p text:style-name="Preformatted_20_Text">rh.50</text:p>
      <text:p text:style-name="Preformatted_20_Text">rh.53</text:p>
      <text:p text:style-name="Preformatted_20_Text">rh.64</text:p>
      <text:p text:style-name="P1">Cluster 6</text:p>
      <text:p text:style-name="Preformatted_20_Text">bb.1</text:p>
      <text:p text:style-name="Preformatted_20_Text">bb.2</text:p>
      <text:p text:style-name="Preformatted_20_Text">rh.10</text:p>
      <text:p text:style-name="Preformatted_20_Text">hu.17</text:p>
      <text:p text:style-name="Preformatted_20_Text">hu.6</text:p>
      <text:p text:style-name="P1">Cluster 7</text:p>
      <text:p text:style-name="Preformatted_20_Text">rh.2</text:p>
      <text:p text:style-name="Preformatted_20_Text">rh.40</text:p>
      <text:p text:style-name="Preformatted_20_Text">hu.41</text:p>
      <text:p text:style-name="Preformatted_20_Text">rh.38</text:p>
      <text:p text:style-name="Preformatted_20_Text">hu.66</text:p>
      <text:p text:style-name="Preformatted_20_Text">hu.67</text:p>
      <text:p text:style-name="Preformatted_20_Text">hu.42</text:p>
      <text:p text:style-name="Preformatted_20_Text">hu.37</text:p>
      <text:p text:style-name="Preformatted_20_Text">hu.40</text:p>
      <text:p text:style-name="P1">Cluster 8</text:p>
      <text:p text:style-name="Preformatted_20_Text">cy.2</text:p>
      <text:p text:style-name="Preformatted_20_Text">rh.54</text:p>
      <text:p text:style-name="Preformatted_20_Text">rh.55</text:p>
      <text:p text:style-name="Preformatted_20_Text">rh.48</text:p>
      <text:p text:style-name="Preformatted_20_Text">rh.62</text:p>
      <text:p text:style-name="P1">Cluster 9</text:p>
      <text:p text:style-name="Preformatted_20_Text">rh.35</text:p>
      <text:p text:style-name="Preformatted_20_Text">rh.36</text:p>
      <text:p text:style-name="Preformatted_20_Text">rh.37</text:p>
      <text:p text:style-name="P1">Cluster 10</text:p>
      <text:p text:style-name="Preformatted_20_Text">cy.4</text:p>
      <text:p text:style-name="Preformatted_20_Text">cy.6</text:p>
      <text:p text:style-name="Preformatted_20_Text">cy.3</text:p>
      <text:p text:style-name="Preformatted_20_Text">cy.5</text:p>
      <text:p text:style-name="P2">rh.13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0:42:34.113086312</meta:creation-date>
    <dc:date>2018-09-04T12:15:13.092877861</dc:date>
    <meta:editing-duration>PT1H17M28S</meta:editing-duration>
    <meta:editing-cycles>1</meta:editing-cycles>
    <meta:document-statistic meta:table-count="0" meta:image-count="0" meta:object-count="0" meta:page-count="2" meta:paragraph-count="58" meta:word-count="68" meta:character-count="319" meta:non-whitespace-character-count="309"/>
    <meta:generator>LibreOffice/5.0.6.2$Linux_X86_64 LibreOffice_project/00$Build-2</meta:generator>
  </office:meta>
</office:document-meta>
</file>